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style:text-underline-style="none" officeooo:paragraph-rsid="000f40d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f40d0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text-underline-style="none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text-underline-style="none"/>
    </style:style>
    <style:style style:name="P5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text-underline-style="none"/>
    </style:style>
    <style:style style:name="P6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text-underline-style="none"/>
    </style:style>
    <style:style style:name="P7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text-underline-style="none" officeooo:rsid="0010e5e7" officeooo:paragraph-rsid="0010e5e7"/>
    </style:style>
    <style:style style:name="P8" style:family="paragraph" style:parent-style-name="Text_20_body" style:list-style-name="L5">
      <style:paragraph-properties fo:margin-left="0cm" fo:margin-right="0cm" fo:orphans="2" fo:widows="2" fo:text-indent="0cm" style:auto-text-indent="false"/>
      <style:text-properties fo:color="#000000" style:text-underline-style="none"/>
    </style:style>
    <style:style style:name="P9" style:family="paragraph" style:parent-style-name="Text_20_body" style:list-style-name="L5">
      <style:paragraph-properties fo:margin-left="0cm" fo:margin-right="0cm" fo:orphans="2" fo:widows="2" fo:text-indent="0cm" style:auto-text-indent="false"/>
      <style:text-properties fo:color="#000000" style:text-underline-style="none" fo:font-weight="normal" officeooo:rsid="0010e5e7" officeooo:paragraph-rsid="0010e5e7" style:font-weight-asian="normal" style:font-weight-complex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text-underline-style="none" fo:font-weight="normal" officeooo:rsid="0010e5e7" officeooo:paragraph-rsid="0010e5e7" style:font-weight-asian="normal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apple-system" fo:font-size="20pt" fo:letter-spacing="normal" fo:font-style="normal" fo:font-weight="normal" officeooo:rsid="0012870a" officeooo:paragraph-rsid="0012870a" style:font-size-asian="17.5pt" style:font-size-complex="20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 officeooo:paragraph-rsid="000f40d0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 officeooo:rsid="000f40d0" officeooo:paragraph-rsid="000f40d0"/>
    </style:style>
    <style:style style:name="T1" style:family="text">
      <style:text-properties fo:font-variant="normal" fo:text-transform="none" fo:color="#212529" style:font-name="apple-system" fo:font-size="12pt" fo:letter-spacing="normal" fo:font-style="normal"/>
    </style:style>
    <style:style style:name="T2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12529" style:font-name="apple-system" fo:font-size="12pt" fo:letter-spacing="normal" fo:font-style="normal" fo:font-weight="normal" officeooo:rsid="000f40d0"/>
    </style:style>
    <style:style style:name="T4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12529" style:font-name="apple-system" fo:font-size="12pt" fo:letter-spacing="normal" fo:font-style="normal" fo:font-weight="bold" officeooo:rsid="000f40d0" style:font-weight-asian="bold" style:font-weight-complex="bold"/>
    </style:style>
    <style:style style:name="T6" style:family="text">
      <style:text-properties fo:font-variant="normal" fo:text-transform="none" fo:color="#212529" style:font-name="apple-system" fo:font-size="12pt" fo:letter-spacing="normal" fo:font-style="normal" style:font-weight-asian="bold" style:font-weight-complex="bold"/>
    </style:style>
    <style:style style:name="T7" style:family="text">
      <style:text-properties fo:font-variant="normal" fo:text-transform="none" fo:color="#212529" style:font-name="apple-system" fo:font-size="12pt" fo:letter-spacing="normal" fo:font-style="normal" officeooo:rsid="0013c141"/>
    </style:style>
    <style:style style:name="T8" style:family="text">
      <style:text-properties fo:font-variant="normal" fo:text-transform="none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style:font-name="apple-system" fo:font-size="12pt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style:font-name="apple-system" fo:font-size="12pt" fo:letter-spacing="normal" fo:font-style="normal" fo:font-weight="normal" officeooo:rsid="000f40d0" fo:background-color="transparent" loext:char-shading-value="0"/>
    </style:style>
    <style:style style:name="T11" style:family="text">
      <style:text-properties fo:font-variant="normal" fo:text-transform="none" style:font-name="apple-system" fo:font-size="12pt" fo:letter-spacing="normal" fo:font-style="normal" fo:font-weight="normal" officeooo:rsid="0010e5e7" fo:background-color="transparent" loext:char-shading-value="0"/>
    </style:style>
    <style:style style:name="T12" style:family="text">
      <style:text-properties fo:font-variant="normal" fo:text-transform="none" style:font-name="apple-system" fo:font-size="12pt" fo:letter-spacing="normal" fo:font-style="normal" fo:font-weight="bold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style:font-name="apple-system" fo:font-size="12pt" fo:letter-spacing="normal" fo:font-style="normal" fo:font-weight="bold" officeooo:rsid="000f40d0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style:font-name="apple-system" fo:font-size="12pt" fo:letter-spacing="normal" fo:font-style="normal" fo:font-weight="bold" officeooo:rsid="0010e5e7" fo:background-color="transparent" loext:char-shading-value="0" style:font-weight-asian="bold" style:font-weight-complex="bold"/>
    </style:style>
    <style:style style:name="T15" style:family="text">
      <style:text-properties officeooo:rsid="0010e5e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0e5e7" style:font-weight-asian="bold" style:font-weight-complex="bold"/>
    </style:style>
    <style:style style:name="T18" style:family="text">
      <style:text-properties fo:font-weight="bold" officeooo:rsid="0013c141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Élargissements de l’UE</text:p>
      <text:p text:style-name="P12"/>
      <text:p text:style-name="P12"/>
      <text:p text:style-name="P12"/>
      <text:p text:style-name="P12"/>
      <text:p text:style-name="P2"><text:span text:style-name="T2">En 1957, six pays </text:span>: <text:span text:style-name="T2">Il s'agit alors de l'</text:span><text:span text:style-name="T3">Allemagne</text:span><text:span text:style-name="T2">, de la </text:span><text:span text:style-name="T3">Belgique</text:span><text:span text:style-name="T2">, de la </text:span><text:span text:style-name="T3">France</text:span><text:span text:style-name="T2">, de l’</text:span><text:span text:style-name="T3">Italie</text:span><text:span text:style-name="T2">, du </text:span><text:span text:style-name="T3">Luxembourg </text:span><text:span text:style-name="T2">et des </text:span><text:span text:style-name="T3">Pays-Bas <text:s text:c="3"/></text:span><text:span text:style-name="T5">UE-6</text:span></text:p>
      <text:p text:style-name="P13"/>
      <text:p text:style-name="P1"><text:span text:style-name="T10">1er élargissement : Royaume-Uni, Irlande, Danemark (1973) <text:s text:c="3"/></text:span><text:span text:style-name="T13">UE-9</text:span></text:p>
      <text:list xml:id="list3679429111" text:style-name="L1">
        <text:list-item>
          <text:p text:style-name="P3"><text:span text:style-name="T9">2e élargissement : Grèce (1981) <text:s text:c="2"/></text:span><text:span text:style-name="T10">10 pays <text:s text:c="7"/></text:span><text:span text:style-name="T13">UE-10</text:span></text:p>
        </text:list-item>
      </text:list>
      <text:list xml:id="list2395297977" text:style-name="L2">
        <text:list-item>
          <text:p text:style-name="P4"><text:span text:style-name="T9">3e élargissement : Espagne, Portugal (1986) <text:s text:c="5"/></text:span><text:span text:style-name="T10">UE-12</text:span></text:p>
        </text:list-item>
      </text:list>
      <text:list xml:id="list2551995357" text:style-name="L3">
        <text:list-item>
          <text:p text:style-name="P5"><text:span text:style-name="T9">4e élargissement : Autriche, Suède, Finlande (1995) <text:s text:c="2"/></text:span><text:span text:style-name="T13">UE-15</text:span></text:p>
        </text:list-item>
      </text:list>
      <text:list xml:id="list4185344982" text:style-name="L4">
        <text:list-item>
          <text:p text:style-name="P6"><text:span text:style-name="T9">5e élargissement : Chypre, République tchèque, Estonie, Hongrie, Lettonie, Lituanie, Malte, Pologne, Slovaquie, Slovénie (2004</text:span><text:span text:style-name="T11">) <text:s text:c="7"/></text:span><text:span text:style-name="T14">UE-25</text:span></text:p>
        </text:list-item>
        <text:list-item>
          <text:p text:style-name="P7"><text:span text:style-name="T9">6e élargissement : Roumanie, Bulgarie <text:s text:c="4"/>(2007) <text:s text:c="6"/></text:span><text:span text:style-name="T12">UE-27</text:span></text:p>
        </text:list-item>
      </text:list>
      <text:list xml:id="list2461281860" text:style-name="L5">
        <text:list-item>
          <text:p text:style-name="P8"><text:span text:style-name="T9">7e élargissement : Croatie (2013)</text:span> <text:span text:style-name="T8">.</text:span> <text:s text:c="8"/><text:span text:style-name="T17">UE-28</text:span></text:p>
        </text:list-item>
        <text:list-item>
          <text:p text:style-name="P9">Brexit (2020) <text:s text:c="3"/><text:span text:style-name="T16">UE-27</text:span></text:p>
        </text:list-item>
      </text:list>
      <text:p text:style-name="P10"><text:span text:style-name="T16"/></text:p>
      <text:p text:style-name="P10"><text:span text:style-name="T4"/></text:p>
      <text:p text:style-name="P10"><text:span text:style-name="T6">Aujourd'hui, neuf pays sont officiellement candidats pour intégrer à leur tour l'UE </text:span><text:span text:style-name="T1">: </text:span><text:span text:style-name="T7">la Turquie, la Macédoine du Nord, le Monténégro, la Serbie, l’Albanie, la Bosnie-Herzégovine, <text:s/>l’Ukraine, la Moldavie et la Géorg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7T10:42:17.181000000</meta:creation-date>
    <dc:date>2025-03-07T11:37:50.097000000</dc:date>
    <meta:editing-duration>PT6M41S</meta:editing-duration>
    <meta:editing-cycles>3</meta:editing-cycles>
    <meta:generator>LibreOffice/6.1.6.3$Windows_x86 LibreOffice_project/5896ab1714085361c45cf540f76f60673dd96a72</meta:generator>
    <meta:document-statistic meta:table-count="0" meta:image-count="0" meta:object-count="0" meta:page-count="1" meta:paragraph-count="11" meta:word-count="130" meta:character-count="882" meta:non-whitespace-character-count="719"/>
  </office:meta>
</office:document-meta>
</file>